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30000001DE877AFE79093EC2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VEST DATA</text:p>
          </draw:text-box>
        </draw:frame>
        <draw:frame presentation:style-name="pr2" draw:text-style-name="P1" draw:layer="layout" svg:width="25.199cm" svg:height="12.17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4cm" svg:height="16.558cm" svg:x="4cm" svg:y="3.4cm">
          <draw:image xlink:href="Pictures/1000020100000230000001DE877AFE79093EC2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VEST DAT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ntrole financeiro</text:p>
                <text:p/>
              </text:list-item>
              <text:list-item>
                <text:p>Intuitivo</text:p>
                <text:p/>
              </text:list-item>
              <text:list-item>
                <text:p>Big dat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VEST DAT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rátis para usuários que visam controle de gastos</text:p>
              </text:list-item>
              <text:list-item>
                <text:p>Com taxas menores que as bancárias para investiment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6:23:08.285635307</meta:creation-date>
    <dc:date>2016-09-19T16:33:43.310626101</dc:date>
    <meta:editing-duration>PT24S</meta:editing-duration>
    <meta:editing-cycles>1</meta:editing-cycles>
    <meta:document-statistic meta:object-count="34"/>
    <meta:generator>LibreOffice/5.1.4.2$Linux_x86 LibreOffice_project/10m0$Build-2</meta:generator>
  </office:meta>
</office:document-meta>
</file>